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1f11a" officeooo:paragraph-rsid="0011f11a"/>
    </style:style>
    <style:style style:name="P2" style:family="paragraph" style:parent-style-name="Standard">
      <style:text-properties style:font-name="Verdana" officeooo:rsid="0012d481" officeooo:paragraph-rsid="0012d481"/>
    </style:style>
    <style:style style:name="P3" style:family="paragraph" style:parent-style-name="Standard">
      <style:text-properties style:font-name="Verdana" officeooo:rsid="00148d79" officeooo:paragraph-rsid="00148d79"/>
    </style:style>
    <style:style style:name="P4" style:family="paragraph" style:parent-style-name="Standard">
      <style:text-properties style:font-name="Verdana" officeooo:rsid="0016ccd6" officeooo:paragraph-rsid="0016ccd6"/>
    </style:style>
    <style:style style:name="T1" style:family="text">
      <style:text-properties officeooo:rsid="00148d79"/>
    </style:style>
    <style:style style:name="T2" style:family="text">
      <style:text-properties officeooo:rsid="0014ad27"/>
    </style:style>
    <style:style style:name="T3" style:family="text">
      <style:text-properties officeooo:rsid="0016c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fully functional on a variety of web browsers (Chrome, Firefox, Opera, Safari, Internet Explorer)</text:p>
      <text:p text:style-name="P1"/>
      <text:p text:style-name="P1">Website has full functionality on mobile and tablet devices</text:p>
      <text:p text:style-name="P1"/>
      <text:p text:style-name="P1">Website has a loading time of less than 3 seconds</text:p>
      <text:p text:style-name="P1"/>
      <text:p text:style-name="P1">Website has a consistent theme/design</text:p>
      <text:p text:style-name="P1"/>
      <text:p text:style-name="P1">Creating a profile should have clear and easily explained requirements</text:p>
      <text:p text:style-name="P1"/>
      <text:p text:style-name="P1">Website can cope with many users accessing the website at once</text:p>
      <text:p text:style-name="P1"/>
      <text:p text:style-name="P1">Users able to easily modify their personal data</text:p>
      <text:p text:style-name="P1"/>
      <text:p text:style-name="P1">Users able to easily delete their personal data</text:p>
      <text:p text:style-name="P1"/>
      <text:p text:style-name="P1">Pathway visualisation easy to understand</text:p>
      <text:p text:style-name="P1"/>
      <text:p text:style-name="P1">Users data is held securely</text:p>
      <text:p text:style-name="P1"/>
      <text:p text:style-name="P2">Users able to export picture of visualisation</text:p>
      <text:p text:style-name="P2"/>
      <text:p text:style-name="P2">Users able to filter information in the visualisation</text:p>
      <text:p text:style-name="P2"><text:tab/><text:span text:style-name="T2">By career area</text:span></text:p>
      <text:p text:style-name="P2"><text:tab/><text:span text:style-name="T3">By education area</text:span></text:p>
      <text:p text:style-name="P2"/>
      <text:p text:style-name="P2">Nodes on visualisation link to relevant information <text:span text:style-name="T1">about that node</text:span></text:p>
      <text:p text:style-name="P2"/>
      <text:p text:style-name="P3">Users able to choose levels of privacy between private, white-listing, and public</text:p>
      <text:p text:style-name="P3"/>
      <text:p text:style-name="P3">Users can request to see other users profiles</text:p>
      <text:p text:style-name="P3"/>
      <text:p text:style-name="P4">Users are split into three types: Normal user, Pathway creator &amp;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Robinson</meta:initial-creator>
    <meta:creation-date>2015-10-06T12:28:01.510534393</meta:creation-date>
    <dc:date>2015-10-06T14:09:34.172577484</dc:date>
    <dc:creator>Nicholas Robinson</dc:creator>
    <meta:editing-duration>PT7M20S</meta:editing-duration>
    <meta:editing-cycles>2</meta:editing-cycles>
    <meta:generator>LibreOffice/5.0.2.2$Linux_X86_64 LibreOffice_project/37b43f919e4de5eeaca9b9755ed688758a8251fe</meta:generator>
    <meta:document-statistic meta:table-count="0" meta:image-count="0" meta:object-count="0" meta:page-count="1" meta:paragraph-count="18" meta:word-count="149" meta:character-count="937" meta:non-whitespace-character-count="804"/>
  </office:meta>
</office:document-meta>
</file>